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0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6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0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0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3-2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2-1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3-01-2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12-1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11-1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10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9-27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9-1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8-17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8-0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8-0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7-2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7-19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6-0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5-20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5-0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4-25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3-2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2-2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2-01-24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12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11-1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10-20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09-1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08-24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07-2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06-23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05-2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04-20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03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02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1-01-2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12-1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11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10-2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10-1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9-1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8-24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7-2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7-1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6-2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5-2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4-28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3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2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20-01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12-1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11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10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09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08-2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07-1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05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04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03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02-2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9-01-1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12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11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10-1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9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8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7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6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6-1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5-2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4-2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3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2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8-01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12-1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11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10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09-21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08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07-2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06-2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05-3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04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03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02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7-01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12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11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10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09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08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07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06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05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04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04-0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02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6-01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12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11-2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10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10-0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07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06-2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05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04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03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02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5-01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12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11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10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09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08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07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06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05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04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03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02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4-01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12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11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10-3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09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08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07-30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06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05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04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03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02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3-02-0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12-2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11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11-06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09-21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08-28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07-24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06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05-24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05-01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03-27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02-2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2-01-24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12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11-2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10-25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09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07-27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06-28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05-24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04-26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03-29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02-23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1-01-25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12-2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11-2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10-26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09-28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08-24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07-27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06-29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05-25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04-27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03-30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02-23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10-01-2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12-22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11-24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10-27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09-29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08-25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07-30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06-23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05-27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04-2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03-24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02-24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9-01-2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12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11-2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10-29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09-23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08-26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07-2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05-21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03-26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02-2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8-01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11-27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10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09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08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6-07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50073025101</text:p>
          </table:table-cell>
          <table:table-cell office:value-type="string" calcext:value-type="string">
            <text:p>MA-A3W <text:s text:c="2"/>12 BECKET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60" meta:object-count="0"/>
    <meta:user-defined meta:name="AppVersion">3.0</meta:user-defined>
  </office:meta>
</office:document-meta>
</file>